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85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db599" style:cell-protect="none" style:print-content="true" fo:border="0.06pt solid #000000"/>
      <style:text-properties style:font-weight-asian="normal"/>
    </style:style>
    <style:style style:name="ce24" style:family="table-cell" style:parent-style-name="Default">
      <style:table-cell-properties fo:background-color="#9db599" fo:border="0.06pt solid #000000"/>
      <style:text-properties style:font-weight-asian="normal"/>
    </style:style>
    <style:style style:name="ce25" style:family="table-cell" style:parent-style-name="Default">
      <style:table-cell-properties fo:background-color="#9db599" fo:border="0.06pt solid #000000"/>
    </style:style>
    <style:style style:name="ce26" style:family="table-cell" style:parent-style-name="Default">
      <style:table-cell-properties fo:background-color="#9db599"/>
    </style:style>
    <style:style style:name="ce27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9db599" style:cell-protect="none" style:print-content="true" fo:wrap-option="wrap" fo:border="0.06pt solid #000000"/>
      <style:text-properties style:font-weight-asian="normal"/>
    </style:style>
    <style:style style:name="ce11" style:family="table-cell" style:parent-style-name="Default">
      <style:table-cell-properties fo:background-color="#9db599" fo:wrap-option="wrap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9db599" style:cell-protect="none" style:print-content="true"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31" style:family="table-cell" style:parent-style-name="Default">
      <style:table-cell-properties fo:background-color="#9db599"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32" style:family="table-cell" style:parent-style-name="Default">
      <style:table-cell-properties fo:background-color="#9db599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0"/>
        <table:table-column table:style-name="co2" table:number-columns-repeated="2" table:default-cell-style-name="ce25"/>
        <table:table-column table:style-name="co3" table:default-cell-style-name="ce32"/>
        <table:table-column table:style-name="co4" table:default-cell-style-name="ce32"/>
        <table:table-column table:style-name="co1" table:number-columns-repeated="2" table:default-cell-style-name="ce32"/>
        <table:table-column table:style-name="co1" table:default-cell-style-name="ce37"/>
        <table:table-row table:style-name="ro1" table:number-rows-repeated="3">
          <table:table-cell table:style-name="Default" table:number-columns-repeated="8"/>
        </table:table-row>
        <table:table-row table:style-name="ro2">
          <table:table-cell table:style-name="Default"/>
          <table:table-cell table:style-name="ce21" office:value-type="string" calcext:value-type="string">
            <text:p>Mastbau Kosten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3">
          <table:table-cell table:style-name="ce19" office:value-type="string" calcext:value-type="string">
            <text:p>Nr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Shop/Link</text:p>
          </table:table-cell>
          <table:table-cell table:style-name="ce13" office:value-type="string" calcext:value-type="string">
            <text:p>Stück</text:p>
          </table:table-cell>
          <table:table-cell table:style-name="ce13" office:value-type="string" calcext:value-type="string">
            <text:p>E-Preis</text:p>
          </table:table-cell>
          <table:table-cell table:style-name="ce13" office:value-type="string" calcext:value-type="string">
            <text:p>Versand</text:p>
          </table:table-cell>
          <table:table-cell table:style-name="ce13" office:value-type="string" calcext:value-type="string">
            <text:p>Gesam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ntennenziegel</text:p>
          </table:table-cell>
          <table:table-cell table:style-name="ce23" office:value-type="string" calcext:value-type="string">
            <text:p>Viebrock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formula="of:=[.D8]*[.E8]+[.F8]" office:value-type="float" office:value="126" calcext:value-type="float">
            <text:p>12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Winkelverbinder PKR</text:p>
          </table:table-cell>
          <table:table-cell table:style-name="ce28" office:value-type="string" calcext:value-type="string">
            <text:p>https://www.pegnitz-schrauben.de/Winkelverbinder-PKR-mit-Rundloch-extrem-stabil-285-x-65-x-8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.4" calcext:value-type="float">
            <text:p>4,4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formula="of:=[.D9]*[.E9]+[.F9]" office:value-type="float" office:value="19.2" calcext:value-type="float">
            <text:p>19,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chrauben M10, 25mm</text:p>
          </table:table-cell>
          <table:table-cell table:style-name="ce24" office:value-type="string" calcext:value-type="string">
            <text:p>Bauhaus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table:formula="of:=[.D10]*[.E10]+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Rohrstück 70mm</text:p>
          </table:table-cell>
          <table:table-cell table:style-name="ce24" office:value-type="string" calcext:value-type="string">
            <text:p>eba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.35" calcext:value-type="float">
            <text:p>23,35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D11]*[.E11]+[.F11]" office:value-type="float" office:value="29.35" calcext:value-type="float">
            <text:p>29,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set ZSH62</text:p>
          </table:table-cell>
          <table:table-cell office:value-type="string" calcext:value-type="string">
            <text:p>https://www.mytvshop.de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table:formula="of:=[.D12]*[.E12]+[.F12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tor Yaesu G-1000DXC</text:p>
          </table:table-cell>
          <table:table-cell office:value-type="string" calcext:value-type="string">
            <text:p>mwf-service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table:formula="of:=[.D13]*[.E13]+[.F13]"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erlager GS-065</text:p>
          </table:table-cell>
          <table:table-cell office:value-type="string" calcext:value-type="string">
            <text:p>mwf-service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/>
          <table:table-cell table:formula="of:=[.D14]*[.E14]+[.F14]" office:value-type="float" office:value="67.5" calcext:value-type="float">
            <text:p>67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tor-Plattform GPF-60</text:p>
          </table:table-cell>
          <table:table-cell office:value-type="string" calcext:value-type="string">
            <text:p>mwf-servic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15]*[.E15]+[.F15]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sorber Platte GA-3000</text:p>
          </table:table-cell>
          <table:table-cell office:value-type="string" calcext:value-type="string">
            <text:p>mwf-service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16]*[.E16]+[.F16]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uerkabel 6adrig</text:p>
          </table:table-cell>
          <table:table-cell office:value-type="string" calcext:value-type="string">
            <text:p>mwf-service</text:p>
          </table:table-cell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D17]*[.E17]+[.F17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PL Stecker</text:p>
          </table:table-cell>
          <table:table-cell office:value-type="string" calcext:value-type="string">
            <text:p>mwf-service</text:p>
          </table:table-cell>
          <table:table-cell office:value-type="float" office:value="4" calcext:value-type="float">
            <text:p>4</text:p>
          </table:table-cell>
          <table:table-cell office:value-type="float" office:value="2.95" calcext:value-type="float">
            <text:p>2,95</text:p>
          </table:table-cell>
          <table:table-cell/>
          <table:table-cell table:formula="of:=[.D18]*[.E18]+[.F18]" office:value-type="float" office:value="11.8" calcext:value-type="float">
            <text:p>11,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 gummitülle</text:p>
          </table:table-cell>
          <table:table-cell office:value-type="string" calcext:value-type="string">
            <text:p>mwf-service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D19]*[.E19]+[.F1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rcell 7 20 meter</text:p>
          </table:table-cell>
          <table:table-cell office:value-type="string" calcext:value-type="string">
            <text:p>mwf-service</text:p>
          </table:table-cell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[.D20]*[.E20]+[.F20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stkappe 48mm</text:p>
          </table:table-cell>
          <table:table-cell office:value-type="string" calcext:value-type="string">
            <text:p>mwf-servi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21]*[.E21]+[.F2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Kathrein ZTC 60 Abdeckkragen 60mm</text:p>
          </table:table-cell>
          <table:table-cell office:value-type="string" calcext:value-type="string">
            <text:p>https://www.steckplatz.de</text:p>
          </table:table-cell>
          <table:table-cell office:value-type="float" office:value="1" calcext:value-type="float">
            <text:p>1</text:p>
          </table:table-cell>
          <table:table-cell office:value-type="float" office:value="5.05" calcext:value-type="float">
            <text:p>5,05</text:p>
          </table:table-cell>
          <table:table-cell office:value-type="float" office:value="5.9" calcext:value-type="float">
            <text:p>5,9</text:p>
          </table:table-cell>
          <table:table-cell table:formula="of:=[.D22]*[.E22]+[.F22]" office:value-type="float" office:value="10.95" calcext:value-type="float">
            <text:p>10,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threin ZTC 01 selbstwulkanisierend</text:p>
          </table:table-cell>
          <table:table-cell office:value-type="string" calcext:value-type="string">
            <text:p>https://www.steckplatz.de</text:p>
          </table:table-cell>
          <table:table-cell office:value-type="float" office:value="1" calcext:value-type="float">
            <text:p>1</text:p>
          </table:table-cell>
          <table:table-cell office:value-type="float" office:value="8.27" calcext:value-type="float">
            <text:p>8,27</text:p>
          </table:table-cell>
          <table:table-cell/>
          <table:table-cell table:formula="of:=[.D23]*[.E23]+[.F23]" office:value-type="float" office:value="8.27" calcext:value-type="float">
            <text:p>8,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üstrohre und Kupplungen</text:p>
          </table:table-cell>
          <table:table-cell office:value-type="string" calcext:value-type="string">
            <text:p>https://geruest-welt.de/</text:p>
          </table:table-cell>
          <table:table-cell office:value-type="float" office:value="1" calcext:value-type="float">
            <text:p>1</text:p>
          </table:table-cell>
          <table:table-cell office:value-type="float" office:value="163.5" calcext:value-type="float">
            <text:p>163,5</text:p>
          </table:table-cell>
          <table:table-cell office:value-type="float" office:value="45" calcext:value-type="float">
            <text:p>45</text:p>
          </table:table-cell>
          <table:table-cell table:formula="of:=[.D24]*[.E24]+[.F24]" office:value-type="float" office:value="208.5" calcext:value-type="float">
            <text:p>208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rio FT-2 Mastadapter für 42-50mm Masten</text:p>
          </table:table-cell>
          <table:table-cell office:value-type="string" calcext:value-type="string">
            <text:p>Funktechnik Bielefel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25]*[.E25]+[.F25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mmitüllen für PL-Stecker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  <table:table-cell office:value-type="float" office:value="6.9" calcext:value-type="float">
            <text:p>6,9</text:p>
          </table:table-cell>
          <table:table-cell table:formula="of:=[.D26]*[.E26]+[.F26]" office:value-type="float" office:value="16.7" calcext:value-type="float">
            <text:p>16,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lzbohlen</text:p>
          </table:table-cell>
          <table:table-cell office:value-type="string" calcext:value-type="string">
            <text:p>Nordholz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27]*[.E27]+[.F27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over Vario SliverFast 60mm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,5</text:p>
          </table:table-cell>
          <table:table-cell office:value-type="float" office:value="4.95" calcext:value-type="float">
            <text:p>4,95</text:p>
          </table:table-cell>
          <table:table-cell table:formula="of:=[.D28]*[.E28]+[.F28]" office:value-type="float" office:value="25.45" calcext:value-type="float">
            <text:p>25,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Klemmring Dachdurchführung Plastoform</text:p>
          </table:table-cell>
          <table:table-cell office:value-type="string" calcext:value-type="string">
            <text:p>Viebr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*[.E29]+[.F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hlen 40x200x2000</text:p>
          </table:table-cell>
          <table:table-cell office:value-type="string" calcext:value-type="string">
            <text:p>Bauha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30]*[.E30]+[.F3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chroste</text:p>
          </table:table-cell>
          <table:table-cell office:value-type="string" calcext:value-type="string">
            <text:p>Ebay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D31]*[.E31]+[.F31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hlatten 40x60x2000</text:p>
          </table:table-cell>
          <table:table-cell office:value-type="string" calcext:value-type="string">
            <text:p>Bauhau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32]*[.E32]+[.F3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oßformatschrauben</text:p>
          </table:table-cell>
          <table:table-cell office:value-type="string" calcext:value-type="string">
            <text:p>Bauhau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33]*[.E33]+[.F3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hr-Verlängerungsstück 1m 48.3mm x 3.5mm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4]*[.E34]+[.F3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threin Mastkappe ZTC 08 48/60mm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5]*[.E35]+[.F3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hrstück 25mm Alu zum Aufpolstern 48-&gt;60mm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6]*[.E36]+[.F3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belbinder UV-beständig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7" office:value-type="string" calcext:value-type="string">
            <text:p>Blitzschutz</text:p>
          </table:table-cell>
          <table:table-cell table:style-name="ce20"/>
          <table:table-cell table:style-name="ce33" table:number-columns-repeated="4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iefenerder 4.5m</text:p>
          </table:table-cell>
          <table:table-cell office:value-type="string" calcext:value-type="string">
            <text:p>https://www.amazon.de/gp/product/B08ZGRQ8K2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formula="of:=[.D40]*[.E40]+[.F40]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ndleiter 8mm, 21m, viel kleinkram</text:p>
          </table:table-cell>
          <table:table-cell office:value-type="string" calcext:value-type="string">
            <text:p>elektro400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formula="of:=[.D41]*[.E41]+[.F41]" office:value-type="float" office:value="133" calcext:value-type="float">
            <text:p>133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Dachleitungshalter für Ziegeldächer Flexibel</text:p>
          </table:table-cell>
          <table:table-cell table:style-name="ce11" office:value-type="string" calcext:value-type="string">
            <text:p>https://www.dehn.de/store/p/de-DE/F8130/dachleitungshalter-flexisnap-niro-k-grau-h-16mm-rd-8mm-m-strebe-f-ziegelfalze-?product=P8246#P824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amond SP-1000 PL Bu/Bu Blitzschutztrenner</text:p>
          </table:table-cell>
          <table:table-cell office:value-type="string" calcext:value-type="string">
            <text:p>mwf-service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,5</text:p>
          </table:table-cell>
          <table:table-cell/>
          <table:table-cell table:formula="of:=[.D43]*[.E43]+[.F4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Überspannungsableiter für Rotorleitung</text:p>
          </table:table-cell>
          <table:table-cell table:style-name="ce20" office:value-type="string" calcext:value-type="string">
            <text:p>https://stecker-shop.net/epages/27edac8b-bca1-4619-a0d8-f53e62f2ef2c.sf/de_DE/?ObjectPath=/Shops/27edac8b-bca1-4619-a0d8-f53e62f2ef2c/Products/003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0" table:number-columns-repeated="2"/>
          <table:table-cell table:style-name="ce33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20" table:number-columns-repeated="6"/>
          <table:table-cell/>
        </table:table-row>
        <table:table-row table:style-name="ro1">
          <table:table-cell/>
          <table:table-cell table:style-name="ce20" table:number-columns-repeated="4"/>
          <table:table-cell table:style-name="ce20" table:formula="of:=SUM([.F8:.F44])" office:value-type="float" office:value="210.75" calcext:value-type="float">
            <text:p>210,75</text:p>
          </table:table-cell>
          <table:table-cell table:style-name="ce20"/>
          <table:table-cell/>
        </table:table-row>
        <table:table-row table:style-name="ro1">
          <table:table-cell/>
          <table:table-cell table:style-name="ce20" table:number-columns-repeated="5"/>
          <table:table-cell table:style-name="ce36" table:formula="of:=SUM([.G8:.G50])" office:value-type="float" office:value="2646.72" calcext:value-type="float">
            <text:p>2646,7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.00.0000</text:date>, <text:time style:data-style-name="N2" text:time-value="12:37:49.6220496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4T20:13:45.918688389</meta:creation-date>
    <dc:date>2022-01-16T13:15:30.856146189</dc:date>
    <meta:editing-duration>PT16H44M3S</meta:editing-duration>
    <meta:editing-cycles>38</meta:editing-cycles>
    <meta:generator>LibreOffice/7.0.4.2$Linux_X86_64 LibreOffice_project/00$Build-2</meta:generator>
    <meta:document-statistic meta:table-count="1" meta:cell-count="238" meta:object-count="0"/>
  </office:meta>
</office:document-meta>
</file>